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rsid="0016bd58" officeooo:paragraph-rsid="0016bd58"/>
    </style:style>
    <style:style style:name="P3" style:family="paragraph" style:parent-style-name="Standard" style:list-style-name="L1">
      <style:text-properties officeooo:rsid="0018f7ff" officeooo:paragraph-rsid="0018f7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Drakar &amp; Demoner WOW MOD</text:p>
      <text:p text:style-name="Standard"/>
      <text:list xml:id="list4394540300789932055" text:style-name="L1">
        <text:list-item>
          <text:p text:style-name="P1">Magiskolor</text:p>
          <text:list>
            <text:list-item>
              <text:p text:style-name="P1">Allmän magi</text:p>
              <text:list>
                <text:list-item>
                  <text:p text:style-name="P1">Allmänna besvärjelser</text:p>
                </text:list-item>
                <text:list-item>
                  <text:p text:style-name="P1">Illusionism</text:p>
                </text:list-item>
                <text:list-item>
                  <text:p text:style-name="P1">Portalmagi</text:p>
                </text:list-item>
              </text:list>
            </text:list-item>
            <text:list-item>
              <text:p text:style-name="P1">Elementarmagi</text:p>
              <text:list>
                <text:list-item>
                  <text:p text:style-name="P1">Elementarmagi</text:p>
                </text:list-item>
              </text:list>
            </text:list-item>
            <text:list-item>
              <text:p text:style-name="P1">Mentalism</text:p>
              <text:list>
                <text:list-item>
                  <text:p text:style-name="P1">Mentalism</text:p>
                </text:list-item>
              </text:list>
            </text:list-item>
            <text:list-item>
              <text:p text:style-name="P1">Demonologi</text:p>
              <text:list>
                <text:list-item>
                  <text:p text:style-name="P1">Demonologi</text:p>
                </text:list-item>
                <text:list-item>
                  <text:p text:style-name="P1">Nekromanti</text:p>
                </text:list-item>
              </text:list>
            </text:list-item>
            <text:list-item>
              <text:p text:style-name="P1">Animism</text:p>
              <text:list>
                <text:list-item>
                  <text:p text:style-name="P1">Animism</text:p>
                </text:list-item>
                <text:list-item>
                  <text:p text:style-name="P1">Symbolism</text:p>
                </text:list-item>
              </text:list>
            </text:list-item>
            <text:list-item>
              <text:p text:style-name="P1">Utgår och existerar bara bland SLP</text:p>
              <text:list>
                <text:list-item>
                  <text:p text:style-name="P1">Harmonism</text:p>
                </text:list-item>
                <text:list-item>
                  <text:p text:style-name="P1">Stavmagi</text:p>
                </text:list-item>
                <text:list-item>
                  <text:p text:style-name="P1">Häxkonst</text:p>
                </text:list-item>
                <text:list-item>
                  <text:p text:style-name="P1">Spiritism</text:p>
                </text:list-item>
                <text:list-item>
                  <text:p text:style-name="P1">Drakmagi</text:p>
                </text:list-item>
                <text:list-item>
                  <text:p text:style-name="P1">Röstmagi</text:p>
                </text:list-item>
                <text:list-item>
                  <text:p text:style-name="P1">Vild magi</text:p>
                </text:list-item>
              </text:list>
            </text:list-item>
          </text:list>
        </text:list-item>
        <text:list-item>
          <text:p text:style-name="P1">Besvärjelser</text:p>
          <text:list>
            <text:list-item>
              <text:p text:style-name="P1">Modifikation existerande Besvärjelser</text:p>
              <text:list>
                <text:list-item>
                  <text:p text:style-name="P1">Hela (K)</text:p>
                </text:list-item>
              </text:list>
            </text:list-item>
            <text:list-item>
              <text:p text:style-name="P1">Nya Besvärjelser</text:p>
              <text:list>
                <text:list-item>
                  <text:p text:style-name="P1">Lida – Demonologi</text:p>
                </text:list-item>
              </text:list>
            </text:list-item>
          </text:list>
        </text:list-item>
        <text:list-item>
          <text:p text:style-name="P1">Kasta Besvärjelser</text:p>
          <text:list>
            <text:list-item>
              <text:p text:style-name="P1">Masskast</text:p>
              <text:list>
                <text:list-item>
                  <text:p text:style-name="P1">Skicklighetsvärde &gt;15</text:p>
                </text:list-item>
              </text:list>
            </text:list-item>
            <text:list-item>
              <text:p text:style-name="P1">Avdrag per effektgrad</text:p>
            </text:list-item>
            <text:list-item>
              <text:p text:style-name="P1">järn</text:p>
            </text:list-item>
            <text:list-item>
              <text:p text:style-name="P1">Avdrag vid distraktion</text:p>
              <text:list>
                <text:list-item>
                  <text:p text:style-name="P1">Exempelvis någon brukar våld mot en samtidigt som man förbereder en besvärjelse – 1 CL per Skada man tar i en och samma HT</text:p>
                </text:list-item>
              </text:list>
            </text:list-item>
            <text:list-item>
              <text:p text:style-name="P1">Besvärjelser i minnet</text:p>
              <text:list>
                <text:list-item>
                  <text:p text:style-name="P1">ingen restriktion</text:p>
                </text:list-item>
              </text:list>
            </text:list-item>
            <text:list-item>
              <text:p text:style-name="P1">Känna magi</text:p>
              <text:list>
                <text:list-item>
                  <text:p text:style-name="P1">utgår</text:p>
                </text:list-item>
              </text:list>
            </text:list-item>
            <text:list-item>
              <text:p text:style-name="P2">PSY återvinning</text:p>
              <text:list>
                <text:list-item>
                  <text:p text:style-name="P2">1 PSY per 2 SR</text:p>
                </text:list-item>
              </text:list>
            </text:list-item>
          </text:list>
        </text:list-item>
        <text:list-item>
          <text:p text:style-name="P1">Färdigheter</text:p>
          <text:list>
            <text:list-item>
              <text:p text:style-name="P1">Färdigheter och Besvärjelser kan köpas, istället för att tränas i 4 år i realtid</text:p>
            </text:list-item>
            <text:list-item>
              <text:p text:style-name="P1">Exempelvis att köpa Skicklighetsvärde 10 i Flyga kostar Skolgraden gånger 100 guldmynt. Eller en ny vapenteknik, FV 10 i Dödande Anfall kostar </text:p>
            </text:list-item>
          </text:list>
        </text:list-item>
        <text:list-item>
          <text:p text:style-name="P1">Hotpoäng</text:p>
          <text:list>
            <text:list-item>
              <text:p text:style-name="P1">Smärtpoäng</text:p>
            </text:list-item>
            <text:list-item>
              <text:p text:style-name="P1">Första slag</text:p>
            </text:list-item>
            <text:list-item>
              <text:p text:style-name="P1">Algoritm</text:p>
            </text:list-item>
            <text:list-item>
              <text:p text:style-name="P1"><text:soft-page-break/>Avtagande</text:p>
            </text:list-item>
            <text:list-item>
              <text:p text:style-name="P1">Magi</text:p>
            </text:list-item>
            <text:list-item>
              <text:p text:style-name="P1">AOE</text:p>
            </text:list-item>
            <text:list-item>
              <text:p text:style-name="P1">Tekniker</text:p>
            </text:list-item>
          </text:list>
        </text:list-item>
        <text:list-item>
          <text:p text:style-name="P1">Yrken</text:p>
          <text:list>
            <text:list-item>
              <text:p text:style-name="P1">Existerande modifikation</text:p>
              <text:list>
                <text:list-item>
                  <text:p text:style-name="P1">Tank</text:p>
                  <text:list>
                    <text:list-item>
                      <text:p text:style-name="P1">Förmåga:</text:p>
                      <text:list>
                        <text:list-item>
                          <text:p text:style-name="P1">Omedelbar dvs sker ögonblickligen i början av handlingstillfället</text:p>
                        </text:list-item>
                        <text:list-item>
                          <text:p text:style-name="P1">Varaktighet 1 SR</text:p>
                        </text:list-item>
                        <text:list-item>
                          <text:p text:style-name="P1">1 gång per 5 SR, </text:p>
                        </text:list-item>
                        <text:list-item>
                          <text:p text:style-name="P1">Superstålsättning så skadar minskar till 1/10</text:p>
                        </text:list-item>
                      </text:list>
                    </text:list-item>
                    <text:list-item>
                      <text:p text:style-name="P1">Hotpoäng (HP) per Stridsrunda, summeras i början av varje SR.</text:p>
                    </text:list-item>
                    <text:list-item>
                      <text:p text:style-name="P1">Högst hotpoäng är primärt mål för motståndare</text:p>
                    </text:list-item>
                    <text:list-item>
                      <text:p text:style-name="P1">HP per SR fås genom summering av:</text:p>
                    </text:list-item>
                    <text:list-item>
                      <text:p text:style-name="P1">Den som utdelar första skadan +3 HP</text:p>
                    </text:list-item>
                    <text:list-item>
                      <text:p text:style-name="P1">Differens (Härskri – T20), påverkar alla inom räckvidd dvs multihot.</text:p>
                    </text:list-item>
                    <text:list-item>
                      <text:p text:style-name="P1">Smärtpoäng</text:p>
                    </text:list-item>
                    <text:list-item>
                      <text:p text:style-name="P1">Magisk kraft * Effekt </text:p>
                    </text:list-item>
                    <text:list-item>
                      <text:p text:style-name="P1">HP avtar genom att man slutar anfalla-/bruka Magi, och halveringstiden är exponentiellt avtagande enligt:</text:p>
                    </text:list-item>
                    <text:list-item>
                      <text:p text:style-name="P1">HP[SR(t)] = HP[SR(t-1)]*0.5</text:p>
                    </text:list-item>
                    <text:list-item>
                      <text:p text:style-name="P1">Exempelvis i slutet av SR 0 har du 40 HP --&gt; HP[SR(0)] = 40. SR 0 räknas alltid som SR'n innan du väljer att bli passiv eller fly.</text:p>
                    </text:list-item>
                    <text:list-item>
                      <text:p text:style-name="P1">I början av SR 1 har man 40 HP och aggro, då väljer man att vara passiv eller flyr så i början av SR 2 har du --&gt; HP[SR(2)] = HP[SR(2-1)]*0.5 = 40 * 0.5 = 20 alltså ditt nya HP du startar med i SR2.</text:p>
                    </text:list-item>
                    <text:list-item>
                      <text:p text:style-name="P1">Är man fortfarande passiv eller på flykt i SR 2 avtar ens HP ytterligare och i början av SR 3 är ens HP[SR(3)] = HP[SR(3-1)]*0.5 = 20 * 0.5 = 10. Fortsätter man likadant så har man i SR 4 nytt HP på 5, sen 2.5, etc.</text:p>
                    </text:list-item>
                    <text:list-item>
                      <text:p text:style-name="P1">Förenklat uttryckt är HP[SR(t)] = HP(0)*k^(t-1) det vill säga HP(0)* 0.5^(t-1).</text:p>
                    </text:list-item>
                    <text:list-item>
                      <text:p text:style-name="P1">Ens HP försvinner aldrig under en strid så omedelbart när du aktiverar dig i striden igen fortsätter du från de HP du redan har. Att endast försvara sig räknas som passiv.</text:p>
                    </text:list-item>
                    <text:list-item>
                      <text:p text:style-name="P1"> </text:p>
                    </text:list-item>
                    <text:list-item>
                      <text:p text:style-name="P1">Tanktips:</text:p>
                    </text:list-item>
                    <text:list-item>
                      <text:p text:style-name="P1">Morgonstjärna + sköld</text:p>
                    </text:list-item>
                    <text:list-item>
                      <text:p text:style-name="P1">Härskri</text:p>
                    </text:list-item>
                    <text:list-item>
                      <text:p text:style-name="P1">Smärtstöt</text:p>
                    </text:list-item>
                    <text:list-item>
                      <text:p text:style-name="P1">Stålsättning</text:p>
                    </text:list-item>
                    <text:list-item>
                      <text:p text:style-name="P1">Svepande hugg</text:p>
                    </text:list-item>
                  </text:list>
                </text:list-item>
                <text:list-item>
                  <text:p text:style-name="P1">Lönnmördare</text:p>
                  <text:list>
                    <text:list-item>
                      <text:p text:style-name="P1">"Rogue":</text:p>
                    </text:list-item>
                    <text:list-item>
                      <text:p text:style-name="P1">Anfall bakifrån endast om Tank eller någon annan har högst HP.</text:p>
                    </text:list-item>
                    <text:list-item>
                      <text:p text:style-name="P1">Ditt Anfall Bakifrån FV mot motståndarens halva INT på motståndstabellen för att kunna glida upp bakom motståndaren under en strid, detta kostar en hel SR. För att sen kunna fortsätta anfalla bakifrån räcker det med att lyckas med ett slag på Anfall Bakifrån, givet att du inte tar över fokus från motståndaren genom högst Hot.</text:p>
                    </text:list-item>
                    <text:list-item>
                      <text:p text:style-name="P1">Gift på sina vapen är att rekommendera.</text:p>
                    </text:list-item>
                    <text:list-item>
                      <text:p text:style-name="P1"><text:soft-page-break/> </text:p>
                    </text:list-item>
                    <text:list-item>
                      <text:p text:style-name="P1">Mot fler än en motståndare samma som ovan fast det finns risk för att du tar över Hot från någon annan beroende på ditt offers kommunikation-/INT.</text:p>
                    </text:list-item>
                    <text:list-item>
                      <text:p text:style-name="P1"> </text:p>
                    </text:list-item>
                    <text:list-item>
                      <text:p text:style-name="P1">Mot icke-humanoida motståndare (Drakar exempelvis) är det ännu oklart hur mekaniken ska utveckla sig.</text:p>
                    </text:list-item>
                    <text:list-item>
                      <text:p text:style-name="P1"/>
                    </text:list-item>
                  </text:list>
                </text:list-item>
              </text:list>
            </text:list-item>
            <text:list-item>
              <text:p text:style-name="P1">Nya</text:p>
              <text:list>
                <text:list-item>
                  <text:p text:style-name="P1">Krigare</text:p>
                  <text:list>
                    <text:list-item>
                      <text:p text:style-name="P1">Yrkesförmåga kan gå bärsärk när han vill vart 10 SR. Tar ett handlingstillfälle och blir aktivt andra HT </text:p>
                    </text:list-item>
                    <text:list-item>
                      <text:p text:style-name="P1">Språng – tar ett supersprång på max 3 rutor rakt in i en motståndare och gör så att motståndaren tappar ett handlingstillfälle.</text:p>
                    </text:list-item>
                    <text:list-item>
                      <text:p text:style-name="P3">Språng var 5 SR</text:p>
                    </text:list-item>
                  </text:list>
                </text:list-item>
                <text:list-item>
                  <text:p text:style-name="P1">Warlock</text:p>
                  <text:list>
                    <text:list-item>
                      <text:p text:style-name="P1">Ersätter Demonolog och Nekromantiker</text:p>
                    </text:list-item>
                    <text:list-item>
                      <text:p text:style-name="P1">Får ett Pet</text:p>
                    </text:list-item>
                  </text:list>
                </text:list-item>
                <text:list-item>
                  <text:p text:style-name="P1">Jägare</text:p>
                  <text:list>
                    <text:list-item>
                      <text:p text:style-name="P1">Ersätter utbygdsjägare</text:p>
                    </text:list-item>
                    <text:list-item>
                      <text:p text:style-name="P1">Bakåtglid – kan ”surfkitea” bakåt 3 rutor, tar ett handlingstillfälle.</text:p>
                    </text:list-item>
                    <text:list-item>
                      <text:p text:style-name="P1">Får ett Pet</text:p>
                    </text:list-item>
                  </text:list>
                </text:list-item>
              </text:list>
            </text:list-item>
          </text:list>
        </text:list-item>
        <text:list-item>
          <text:p text:style-name="P1">Pet</text:p>
          <text:list>
            <text:list-item>
              <text:p text:style-name="P1"/>
            </text:list-item>
          </text:list>
        </text:list-item>
        <text:list-item>
          <text:p text:style-name="P1">Initiativ</text:p>
          <text:list>
            <text:list-item>
              <text:p text:style-name="P1">Varje SR slår man för initiativ</text:p>
            </text:list-item>
            <text:list-item>
              <text:p text:style-name="P1">Den som vinner initiativ utför sitt HT först</text:p>
            </text:list-item>
            <text:list-item>
              <text:p text:style-name="P1">Förlorarens handling i samma HT kommer sist</text:p>
            </text:list-item>
            <text:list-item>
              <text:p text:style-name="P1">Ett lyckat anfall utdelar skadan i samma HT, motståndaren får lika mycket minus som skada om den valt att också anfalla. </text:p>
              <text:list>
                <text:list-item>
                  <text:p text:style-name="P1">Exempelvis: A vinner initiativ mot B, A anfaller samtidigt som B också väljer att anfalla. A utdela fem i skada, B parerar ej utan har valt att anfalla. B's anfall kommer sist i handlingstillfället med minus 5 i modifikation.</text:p>
                </text:list-item>
              </text:list>
            </text:list-item>
          </text:list>
        </text:list-item>
        <text:list-item>
          <text:p text:style-name="P1">Handlingstillfälle</text:p>
        </text:list-item>
        <text:list-item>
          <text:p text:style-name="P1">Arena</text:p>
        </text:list-item>
        <text:list-item>
          <text:p text:style-name="P1">Battleground</text:p>
        </text:list-item>
        <text:list-item>
          <text:p text:style-name="P1">Raid</text:p>
        </text:list-item>
        <text:list-item>
          <text:p text:style-name="P1">Auktionshall</text:p>
        </text:list-item>
        <text:list-item>
          <text:p text:style-name="P1">Bank</text:p>
        </text:list-item>
        <text:list-item>
          <text:p text:style-name="P1">Aktiemarknad</text:p>
        </text:list-item>
        <text:list-item>
          <text:p text:style-name="P1">Kapitalmarknad</text:p>
        </text:list-item>
        <text:list-item>
          <text:p text:style-name="P1">Penningvärde</text:p>
        </text:list-item>
        <text:list-item>
          <text:p text:style-name="P1">Gillen</text:p>
        </text:list-item>
        <text:list-item>
          <text:p text:style-name="P1">Hantverksyrke</text:p>
          <text:list>
            <text:list-item>
              <text:p text:style-name="P1">FV mot motståndstabell, differens antal ”malm” per gruva.</text:p>
            </text:list-item>
            <text:list-item>
              <text:p text:style-name="P1">Exempelvis: Koppar Lätt, Järn Medel, Silver svår, Guld, jättesvår, Mithril exremt svår</text:p>
            </text:list-item>
            <text:list-item>
              <text:p text:style-name="P1">Samma med örter</text:p>
            </text:list-item>
            <text:list-item>
              <text:p text:style-name="P1">Ädelstenar kan hittas i ”malm”, samma FV mot motståndstabell för att finna olika rariteter</text:p>
              <text:list>
                <text:list-item>
                  <text:p text:style-name="P1">Ädelstenar kan gjutas in i utrustning och ger bonus i specifika färdigheter eller besvärjelser, exempelvis en rubin ger +3 i en valfri stridskonst eller besvärjelse.</text:p>
                </text:list-item>
              </text:list>
            </text:list-item>
            <text:list-item>
              <text:p text:style-name="P1">För skinn måste man flå ett djur, samma med motståndstabell men givetvis bara ett skinn <text:soft-page-break/>per djur</text:p>
            </text:list-item>
            <text:list-item>
              <text:p text:style-name="P1">Vidare kan malm smältas till metall, samma motståndstabell</text:p>
            </text:list-item>
            <text:list-item>
              <text:p text:style-name="P1">Vidare kan metall smidas till utrustning, kräver smideskonst</text:p>
            </text:list-item>
            <text:list-item>
              <text:p text:style-name="P1">Vidare(...) kan skinn sys till utrustning, kräver läderarbete</text:p>
            </text:list-item>
          </text:list>
        </text:list-item>
        <text:list-item>
          <text:p text:style-name="P1">Förflyttning</text:p>
          <text:list>
            <text:list-item>
              <text:p text:style-name="P1">Strid</text:p>
            </text:list-item>
            <text:list-item>
              <text:p text:style-name="P1">Långtur</text:p>
            </text:list-item>
            <text:list-item>
              <text:p text:style-name="P1">Grip</text:p>
            </text:list-item>
            <text:list-item>
              <text:p text:style-name="P1">Portal</text:p>
            </text:list-item>
          </text:list>
        </text:list-item>
        <text:list-item>
          <text:p text:style-name="P1">Erfarenhetspoäng</text:p>
          <text:list>
            <text:list-item>
              <text:p text:style-name="P1">Går att höja ett färdighetsvärde omedelbart</text:p>
            </text:list-item>
          </text:list>
        </text:list-item>
        <text:list-item>
          <text:p text:style-name="P1">Kroppspoäng</text:p>
          <text:list>
            <text:list-item>
              <text:p text:style-name="P1">När man är nere på noll i kroppsdel får man modifikation på chans att lyckas</text:p>
            </text:list-item>
            <text:list-item>
              <text:p text:style-name="P1">När man är nere på noll i total KP blir man medvetslös</text:p>
            </text:list-item>
            <text:list-item>
              <text:p text:style-name="P1">Är man på negativ i kroppsdel slår man för kritiskt slag och tar effekten</text:p>
            </text:list-item>
            <text:list-item>
              <text:p text:style-name="P1">Är man på negativ i totala KP i 4 SR dör man</text:p>
            </text:list-item>
          </text:list>
        </text:list-item>
        <text:list-item>
          <text:p text:style-name="P1">Drops &amp; Hjältepoäng</text:p>
          <text:list>
            <text:list-item>
              <text:p text:style-name="P1">Ha ihjäl något fett typ Vampyr i slottsruin, jätte i bergsområde, urtroll i skog etc. </text:p>
            </text:list-item>
            <text:list-item>
              <text:p text:style-name="P1">Uppdrag a la WoW delas ut lite här och där</text:p>
            </text:list-item>
            <text:list-item>
              <text:p text:style-name="P1">Ger drops enligt slumptabell beroende på svårighetsgrad (epic till blue)</text:p>
            </text:list-item>
            <text:list-item>
              <text:p text:style-name="P1">Ger hjältepoäng linjärt med antalet deltagare, exempelvis 10 st mot en Vampyr som ger 2 hjältepoäng ger 0.2 HP per deltagare</text:p>
            </text:list-item>
          </text:list>
        </text:list-item>
        <text:list-item>
          <text:p text:style-name="P1">Slumpmässigt möte!</text:p>
          <text:list>
            <text:list-item>
              <text:p text:style-name="P1">På väg till eller utanför en 'Drop-quest 21.' stöter man på en konkurrerande grupp äventyrare. Fight på döden eller fly</text:p>
            </text:list-item>
          </text:list>
        </text:list-item>
        <text:list-item>
          <text:p text:style-name="P1">Gankern ”Gan K'rn”</text:p>
          <text:list>
            <text:list-item>
              <text:p text:style-name="P1">På väg någonstans hör man vanligt folk och andra äventyrare varna för en djävel som hoppar på folk helt oprovocerat. Djäveln går under namnet ”Gan K'rn” och #FIXME::SKAPA SLP </text:p>
            </text:list-item>
          </text:list>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19:11:23.78</meta:creation-date>
    <dc:date>2018-12-28T22:54:25.858122568</dc:date>
    <meta:editing-duration>PT3H11M24S</meta:editing-duration>
    <meta:editing-cycles>20</meta:editing-cycles>
    <meta:generator>LibreOffice/5.1.6.2$Linux_x86 LibreOffice_project/10m0$Build-2</meta:generator>
    <meta:document-statistic meta:table-count="0" meta:image-count="0" meta:object-count="0" meta:page-count="4" meta:paragraph-count="153" meta:word-count="1116" meta:character-count="6132" meta:non-whitespace-character-count="5299"/>
  </office:meta>
</office:document-meta>
</file>